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F3000001B21D86E6A7D1F52DF1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solid" draw:fill-color="#ff4000" draw:opacity="46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5cm" fo:min-width="1.992cm"/>
      <style:paragraph-properties style:writing-mode="lr-tb"/>
    </style:style>
    <style:style style:name="gr3" style:family="graphic" style:parent-style-name="standard">
      <style:graphic-properties draw:stroke="none" draw:fill-color="#ff0000" draw:opacity="18%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4000" draw:opacity="46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loext:graphic-properties draw:fill-color="#ff0000" draw:opacity="18%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style:text-position="-33% 58%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29.925cm" svg:height="17.2cm" svg:x="0.069cm" svg:y="0cm">
          <draw:image xlink:href="Pictures/10000201000002F3000001B21D86E6A7D1F52DF1.png" xlink:type="simple" xlink:show="embed" xlink:actuate="onLoad" loext:mime-type="image/png">
            <text:p/>
          </draw:image>
        </draw:frame>
        <draw:g>
          <draw:frame draw:style-name="gr2" draw:text-style-name="P2" draw:layer="layout" svg:width="2.492cm" svg:height="2.835cm" svg:x="3.199cm" svg:y="0.5cm">
            <draw:text-box>
              <text:p><text:span text:style-name="T1">R</text:span><text:span text:style-name="T2">6</text:span></text:p>
            </draw:text-box>
          </draw:frame>
        </draw:g>
        <draw:polygon draw:style-name="gr3" draw:text-style-name="P3" draw:layer="layout" svg:width="24.608cm" svg:height="13.999cm" svg:x="5.191cm" svg:y="0.2cm" svg:viewBox="0 0 24609 14000" draw:points="0,2200 9,0 24609,0 24609,14000 17009,14000 13809,13600">
          <text:p/>
        </draw:polygon>
        <draw:g>
          <draw:frame draw:style-name="gr2" draw:text-style-name="P2" draw:layer="layout" svg:width="2.492cm" svg:height="2.835cm" svg:x="7.2cm" svg:y="2.665cm">
            <draw:text-box>
              <text:p><text:span text:style-name="T1">R</text:span><text:span text:style-name="T2">2</text:span></text:p>
            </draw:text-box>
          </draw:frame>
        </draw:g>
        <draw:g>
          <draw:frame draw:style-name="gr2" draw:text-style-name="P2" draw:layer="layout" svg:width="2.492cm" svg:height="2.835cm" svg:x="13.9cm" svg:y="5.765cm">
            <draw:text-box>
              <text:p><text:span text:style-name="T1">R</text:span><text:span text:style-name="T2">7</text:span></text:p>
            </draw:text-box>
          </draw:frame>
        </draw:g>
        <draw:g>
          <draw:frame draw:style-name="gr2" draw:text-style-name="P2" draw:layer="layout" svg:width="2.492cm" svg:height="2.835cm" svg:x="18.3cm" svg:y="5.766cm">
            <draw:text-box>
              <text:p><text:span text:style-name="T1">R</text:span><text:span text:style-name="T2">5</text:span></text:p>
            </draw:text-box>
          </draw:frame>
        </draw:g>
        <draw:g>
          <draw:frame draw:style-name="gr2" draw:text-style-name="P2" draw:layer="layout" svg:width="2.492cm" svg:height="2.835cm" svg:x="18.9cm" svg:y="11.967cm">
            <draw:text-box>
              <text:p><text:span text:style-name="T1">R</text:span><text:span text:style-name="T2">1</text:span></text:p>
            </draw:text-box>
          </draw:frame>
        </draw:g>
        <draw:g>
          <draw:frame draw:style-name="gr2" draw:text-style-name="P2" draw:layer="layout" svg:width="2.492cm" svg:height="2.835cm" svg:x="22.1cm" svg:y="12.568cm">
            <draw:text-box>
              <text:p><text:span text:style-name="T1">R</text:span><text:span text:style-name="T2">4</text:span></text:p>
            </draw:text-box>
          </draw:frame>
        </draw:g>
        <draw:g>
          <draw:frame draw:style-name="gr2" draw:text-style-name="P2" draw:layer="layout" svg:width="2.492cm" svg:height="2.835cm" svg:x="22.7cm" svg:y="2.169cm">
            <draw:text-box>
              <text:p><text:span text:style-name="T1">R</text:span><text:span text:style-name="T2">3</text:span></text:p>
            </draw:text-box>
          </draw:frame>
        </draw:g>
        <draw:g>
          <draw:frame draw:style-name="gr2" draw:text-style-name="P2" draw:layer="layout" svg:width="2.492cm" svg:height="2.835cm" svg:x="25.8cm" svg:y="2.47cm">
            <draw:text-box>
              <text:p><text:span text:style-name="T1">R</text:span><text:span text:style-name="T2">8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4" svg:stroke-color="#000000" draw:fill="solid" draw:fill-color="#ff0000" draw:fill-gradient-name="Gradient_20_1" draw:fill-hatch-name="Hatching_20_46" draw:fill-image-name="Bitmap_20_1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17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159cm" svg:x="1cm" svg:y="3.693cm"/>
      <draw:page-thumbnail draw:layer="backgroundobjects" svg:width="8.999cm" svg:height="5.159cm" svg:x="1cm" svg:y="12.269cm"/>
      <draw:page-thumbnail draw:layer="backgroundobjects" svg:width="8.999cm" svg:height="5.159cm" svg:x="1cm" svg:y="20.845cm"/>
      <draw:page-thumbnail draw:layer="backgroundobjects" svg:width="8.999cm" svg:height="5.159cm" svg:x="11cm" svg:y="3.693cm"/>
      <draw:page-thumbnail draw:layer="backgroundobjects" svg:width="8.999cm" svg:height="5.159cm" svg:x="11cm" svg:y="12.269cm"/>
      <draw:page-thumbnail draw:layer="backgroundobjects" svg:width="8.999cm" svg:height="5.159cm" svg:x="11cm" svg:y="20.84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399cm" svg:y="0.837cm" presentation:class="title" presentation:placeholder="true">
        <draw:text-box/>
      </draw:frame>
      <draw:frame presentation:style-name="Predefinito-outline1" draw:layer="backgroundobjects" svg:width="25.199cm" svg:height="12.179cm" svg:x="1.399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3-13T01:12:40.529528681</meta:creation-date>
    <dc:date>2020-04-13T23:01:15.605874318</dc:date>
    <meta:editing-duration>PT1H17M12S</meta:editing-duration>
    <meta:editing-cycles>28</meta:editing-cycles>
    <meta:generator>LibreOffice/6.3.5.2$Linux_X86_64 LibreOffice_project/30$Build-2</meta:generator>
    <meta:document-statistic meta:object-count="41"/>
  </office:meta>
</office:document-meta>
</file>